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175dc4"/>
    </style:style>
    <style:style style:name="P2" style:family="paragraph" style:parent-style-name="Text_20_body">
      <style:text-properties officeooo:paragraph-rsid="0017a5bb"/>
    </style:style>
    <style:style style:name="P3" style:family="paragraph" style:parent-style-name="Standard">
      <style:text-properties style:font-name="Verdana" officeooo:rsid="0013bf1b" officeooo:paragraph-rsid="0013bf1b"/>
    </style:style>
    <style:style style:name="P4" style:family="paragraph" style:parent-style-name="Standard">
      <style:text-properties style:font-name="Verdana" officeooo:rsid="0013bf1b" officeooo:paragraph-rsid="0013ebe6"/>
    </style:style>
    <style:style style:name="P5" style:family="paragraph" style:parent-style-name="Standard">
      <style:text-properties style:font-name="Verdana" officeooo:rsid="0013bf1b" officeooo:paragraph-rsid="0017a5bb"/>
    </style:style>
    <style:style style:name="P6" style:family="paragraph" style:parent-style-name="Standard">
      <style:text-properties style:font-name="Verdana" officeooo:rsid="0017a5bb" officeooo:paragraph-rsid="0017a5bb"/>
    </style:style>
    <style:style style:name="P7" style:family="paragraph" style:parent-style-name="Standard">
      <style:text-properties style:font-name="Verdana" officeooo:rsid="001b8cad" officeooo:paragraph-rsid="001b8cad"/>
    </style:style>
    <style:style style:name="P8" style:family="paragraph" style:parent-style-name="Standard">
      <style:paragraph-properties fo:break-before="page"/>
      <style:text-properties style:font-name="Verdana" officeooo:rsid="001b8cad" officeooo:paragraph-rsid="001b8cad"/>
    </style:style>
    <style:style style:name="T1" style:family="text">
      <style:text-properties officeooo:rsid="0013ebe6"/>
    </style:style>
    <style:style style:name="T2" style:family="text">
      <style:text-properties officeooo:rsid="0015c01e"/>
    </style:style>
    <style:style style:name="T3" style:family="text">
      <style:text-properties style:font-name="Verdana" officeooo:rsid="0013bf1b"/>
    </style:style>
    <style:style style:name="T4" style:family="text">
      <style:text-properties style:font-name="Verdana" officeooo:rsid="0015c01e"/>
    </style:style>
    <style:style style:name="T5" style:family="text">
      <style:text-properties style:font-name="Verdana" officeooo:rsid="00175dc4"/>
    </style:style>
    <style:style style:name="T6" style:family="text">
      <style:text-properties style:font-name="Verdana" officeooo:rsid="00179e83"/>
    </style:style>
    <style:style style:name="T7" style:family="text">
      <style:text-properties style:font-name="Verdana" officeooo:rsid="0017a5bb"/>
    </style:style>
    <style:style style:name="T8" style:family="text">
      <style:text-properties officeooo:rsid="0017a5bb"/>
    </style:style>
    <style:style style:name="T9" style:family="text">
      <style:text-properties officeooo:rsid="001963df"/>
    </style:style>
    <style:style style:name="T10" style:family="text">
      <style:text-properties officeooo:rsid="001a25a8"/>
    </style:style>
    <style:style style:name="T11" style:family="text">
      <style:text-properties officeooo:rsid="001b8c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nd devies:</text:p>
      <text:p text:style-name="P3"/>
      <text:p text:style-name="P3">Sensors (Inputs)</text:p>
      <text:p text:style-name="P3">Actuators (Outputs)</text:p>
      <text:p text:style-name="P3"/>
      <text:p text:style-name="P3"/>
      <text:p text:style-name="P3"/>
      <text:p text:style-name="P3"/>
      <text:p text:style-name="P3"/>
      <text:p text:style-name="P6">Most <text:span text:style-name="T9">a</text:span>ctuators will have a dedicated sensor for feedback. <text:span text:style-name="T9">Often this is just a virtual sensor in the controller itself, for instance keeping track of a toggle switch state.</text:span></text:p>
      <text:p text:style-name="P3"/>
      <text:p text:style-name="P3"/>
      <text:p text:style-name="P3"/>
      <text:p text:style-name="P3"/>
      <text:p text:style-name="P3"/>
      <text:p text:style-name="P3">Actuators:</text:p>
      <text:p text:style-name="P3"/>
      <text:h text:style-name="Heading_20_3" text:outline-level="3">0 Undefined</text:h>
      <text:p text:style-name="P1"><text:span text:style-name="T5"><text:tab/>- Should not be used! </text:span><text:span text:style-name="T6">Undefined actuator.</text:span></text:p>
      <text:p text:style-name="P2"><text:span text:style-name="T3"><text:tab/></text:span><text:span text:style-name="T7">Values</text:span><text:span text:style-name="T4">:</text:span></text:p>
      <text:h text:style-name="Heading_20_3" text:outline-level="3">1 <text:span text:style-name="T2">Trigger</text:span></text:h>
      <text:p text:style-name="P3"><text:span text:style-name="T2"><text:tab/>- Will trigger something when activated. Similar to a push-button. </text:span></text:p>
      <text:p text:style-name="P3"><text:tab/><text:span text:style-name="T8">Values:</text:span></text:p>
      <text:h text:style-name="Heading_20_3" text:outline-level="3">2 Switch</text:h>
      <text:p text:style-name="P3"><text:tab/><text:span text:style-name="T11">-</text:span></text:p>
      <text:h text:style-name="Heading_20_3" text:outline-level="3"><text:span text:style-name="T2">3</text:span> Servo <text:span text:style-name="T1">(absolute)</text:span></text:h>
      <text:p text:style-name="P4"><text:span text:style-name="T1"><text:tab/>- A servo that moves to a defined absoulte positon (0-360°)</text:span></text:p>
      <text:p text:style-name="P5"><text:span text:style-name="T1"><text:tab/>Values:</text:span></text:p>
      <text:p text:style-name="P3"><text:tab/><text:tab/>- Position <text:span text:style-name="T10">(Number)</text:span></text:p>
      <text:p text:style-name="P3"/>
      <text:p text:style-name="P8">Sensors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3M46S</meta:editing-duration>
    <meta:editing-cycles>11</meta:editing-cycles>
    <meta:generator>LibreOffice/5.2.3.3$Windows_x86 LibreOffice_project/d54a8868f08a7b39642414cf2c8ef2f228f780cf</meta:generator>
    <dc:date>2020-09-27T21:28:14.675000000</dc:date>
    <meta:document-statistic meta:table-count="0" meta:image-count="0" meta:object-count="0" meta:page-count="2" meta:paragraph-count="18" meta:word-count="81" meta:character-count="498" meta:non-whitespace-character-count="425"/>
    <meta:user-defined meta:name="Info 1"/>
    <meta:user-defined meta:name="Info 2"/>
    <meta:user-defined meta:name="Info 3"/>
    <meta:user-defined meta:name="Info 4"/>
  </office:meta>
</office:document-meta>
</file>